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JmsAnnotationDrivenTests.testSampleConfiguration( 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JmsAnnotationDrivenTests.testJmsListenerRepeatable( 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ullBean.fullHandle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Bean.customHandle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mpleBean.defaultHandle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mpleBean.simpleHandle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JmsAnnotationDrivenTests.testExplicitContainerFactoryConfiguration( 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JmsAnnotationDrivenTests.testCustomConfiguration( 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JmsAnnotationDrivenTests.testDefaultContainerFactoryConfiguration( 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Validator.validate( @ Nullable Object target , Errors err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Bean.handleIt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JmsAnnotationDrivenTests.testJmsHandlerMethodFactoryConfiguration( 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msListenersBean.repeatableHandle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stValidator.supports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ListenerRepeatableBean.repeatableHandle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JmsAnnotationDrivenTests.testFullConfiguration( 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ValidationBean.defaultHandle( @ Validated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ullConfigurableBean.fullHandle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